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90e" officeooo:paragraph-rsid="00046361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2c90e" officeooo:paragraph-rsid="0002c90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officeooo:rsid="00046361" officeooo:paragraph-rsid="0004636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046361" officeooo:paragraph-rsid="00081356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046361" officeooo:paragraph-rsid="0009886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046361" officeooo:paragraph-rsid="000b778c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046361" officeooo:paragraph-rsid="000f0744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paragraph-rsid="00290b8d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paragraph-rsid="002f58c9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04636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081356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098861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0b778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0f0744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12b56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157286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186158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1beddb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21271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290b8d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2f58c9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30ec33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32bfad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366c7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397176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3e155e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1pt" fo:font-weight="normal" officeooo:rsid="0002c90e" officeooo:paragraph-rsid="0042faab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046361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081356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098861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0b778c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0f9555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0f0744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12b569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14219c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157286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186158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20010f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1971b9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1d6f41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21271c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290b8d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31c444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2f58c9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30ec3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32bfad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366c7d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397176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3e155e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42faab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1pt" fo:font-weight="normal" officeooo:rsid="00046361" officeooo:paragraph-rsid="0047989c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1pt" fo:font-weight="normal" officeooo:rsid="0012b569" officeooo:paragraph-rsid="0012b569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1pt" fo:font-weight="normal" officeooo:rsid="0012b569" officeooo:paragraph-rsid="00157286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1pt" fo:font-weight="normal" officeooo:rsid="0012b569" officeooo:paragraph-rsid="00186158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1pt" fo:font-weight="normal" officeooo:rsid="0012b569" officeooo:paragraph-rsid="001971b9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1pt" fo:font-weight="normal" officeooo:rsid="0012b569" officeooo:paragraph-rsid="0021271c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1pt" fo:font-weight="normal" officeooo:rsid="0012b569" officeooo:paragraph-rsid="00290b8d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1pt" fo:font-weight="normal" officeooo:rsid="0012b569" officeooo:paragraph-rsid="0030ec33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1pt" fo:font-weight="normal" officeooo:rsid="0012b569" officeooo:paragraph-rsid="0032bfad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1pt" fo:font-weight="normal" officeooo:rsid="0012b569" officeooo:paragraph-rsid="00366c7d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1pt" fo:font-weight="normal" officeooo:rsid="0012b569" officeooo:paragraph-rsid="00397176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1pt" fo:font-weight="normal" officeooo:rsid="0012b569" officeooo:paragraph-rsid="0042faab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1pt" fo:font-weight="normal" officeooo:rsid="00481dce" officeooo:paragraph-rsid="00481dce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1pt" fo:font-weight="normal" officeooo:paragraph-rsid="0030ec33" style:font-size-asian="11pt" style:font-size-complex="11pt"/>
    </style:style>
    <style:style style:name="P65" style:family="paragraph" style:parent-style-name="Standard">
      <style:paragraph-properties fo:text-align="start" style:justify-single-word="false"/>
      <style:text-properties fo:font-size="11pt" fo:font-weight="normal" officeooo:paragraph-rsid="0032bfad" style:font-size-asian="11pt" style:font-size-complex="11pt"/>
    </style:style>
    <style:style style:name="P66" style:family="paragraph" style:parent-style-name="Standard">
      <style:paragraph-properties fo:text-align="start" style:justify-single-word="false"/>
      <style:text-properties fo:font-size="11pt" fo:font-weight="normal" officeooo:paragraph-rsid="00366c7d" style:font-size-asian="11pt" style:font-size-complex="11pt"/>
    </style:style>
    <style:style style:name="P67" style:family="paragraph" style:parent-style-name="Standard">
      <style:paragraph-properties fo:text-align="start" style:justify-single-word="false"/>
      <style:text-properties fo:font-size="11pt" fo:font-weight="normal" officeooo:paragraph-rsid="00397176" style:font-size-asian="11pt" style:font-size-complex="11pt"/>
    </style:style>
    <style:style style:name="P68" style:family="paragraph" style:parent-style-name="Standard">
      <style:paragraph-properties fo:text-align="start" style:justify-single-word="false"/>
      <style:text-properties fo:font-size="11pt" fo:font-weight="normal" officeooo:paragraph-rsid="0042faab" style:font-size-asian="11pt" style:font-size-complex="11pt"/>
    </style:style>
    <style:style style:name="P69" style:family="paragraph" style:parent-style-name="Standard">
      <style:paragraph-properties fo:text-align="start" style:justify-single-word="false"/>
      <style:text-properties fo:font-size="11pt" fo:font-weight="normal" officeooo:rsid="003e155e" officeooo:paragraph-rsid="003e155e" style:font-size-asian="11pt" style:font-size-complex="11pt"/>
    </style:style>
    <style:style style:name="P70" style:family="paragraph" style:parent-style-name="Standard">
      <style:paragraph-properties fo:text-align="start" style:justify-single-word="false"/>
      <style:text-properties fo:font-size="11pt" fo:font-weight="normal" officeooo:rsid="003e155e" officeooo:paragraph-rsid="0042faab" style:font-size-asian="11pt" style:font-size-complex="11pt"/>
    </style:style>
    <style:style style:name="P71" style:family="paragraph" style:parent-style-name="Standard">
      <style:paragraph-properties fo:text-align="start" style:justify-single-word="false"/>
      <style:text-properties fo:font-size="11pt" fo:font-weight="bold" officeooo:rsid="002f58c9" officeooo:paragraph-rsid="002f58c9" style:font-size-asian="11pt" style:font-weight-asian="bold" style:font-size-complex="11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1pt" fo:font-weight="bold" officeooo:rsid="0041ed3a" officeooo:paragraph-rsid="0041ed3a" style:font-size-asian="11pt" style:font-weight-asian="bold" style:font-size-complex="11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1pt" fo:font-weight="bold" officeooo:rsid="0041ed3a" officeooo:paragraph-rsid="0042faab" style:font-size-asian="11pt" style:font-weight-asian="bold" style:font-size-complex="11pt" style:font-weight-complex="bold"/>
    </style:style>
    <style:style style:name="T1" style:family="text">
      <style:text-properties fo:color="#000000" fo:font-size="11pt" style:font-size-asian="11pt" style:font-size-complex="11pt"/>
    </style:style>
    <style:style style:name="T2" style:family="text">
      <style:text-properties fo:color="#000000" fo:font-size="11pt" officeooo:rsid="00046361" style:font-size-asian="11pt" style:font-size-complex="11pt"/>
    </style:style>
    <style:style style:name="T3" style:family="text">
      <style:text-properties fo:color="#000000" fo:font-size="11pt" officeooo:rsid="0002c90e" style:font-size-asian="11pt" style:font-size-complex="11pt"/>
    </style:style>
    <style:style style:name="T4" style:family="text">
      <style:text-properties fo:color="#000000" fo:font-size="11pt" officeooo:rsid="00056da9" style:font-size-asian="11pt" style:font-size-complex="11pt"/>
    </style:style>
    <style:style style:name="T5" style:family="text">
      <style:text-properties fo:color="#000000" fo:font-size="11pt" officeooo:rsid="0006dbac" style:font-size-asian="11pt" style:font-size-complex="11pt"/>
    </style:style>
    <style:style style:name="T6" style:family="text">
      <style:text-properties fo:color="#000000" fo:font-size="11pt" officeooo:rsid="00081356" style:font-size-asian="11pt" style:font-size-complex="11pt"/>
    </style:style>
    <style:style style:name="T7" style:family="text">
      <style:text-properties fo:color="#000000" fo:font-size="11pt" officeooo:rsid="00098861" style:font-size-asian="11pt" style:font-size-complex="11pt"/>
    </style:style>
    <style:style style:name="T8" style:family="text">
      <style:text-properties fo:color="#000000" fo:font-size="11pt" officeooo:rsid="000a3143" style:font-size-asian="11pt" style:font-size-complex="11pt"/>
    </style:style>
    <style:style style:name="T9" style:family="text">
      <style:text-properties fo:color="#000000" fo:font-size="11pt" officeooo:rsid="000b778c" style:font-size-asian="11pt" style:font-size-complex="11pt"/>
    </style:style>
    <style:style style:name="T10" style:family="text">
      <style:text-properties fo:color="#000000" fo:font-size="11pt" officeooo:rsid="000cd5bf" style:font-size-asian="11pt" style:font-size-complex="11pt"/>
    </style:style>
    <style:style style:name="T11" style:family="text">
      <style:text-properties fo:color="#000000" fo:font-size="11pt" officeooo:rsid="000f0744" style:font-size-asian="11pt" style:font-size-complex="11pt"/>
    </style:style>
    <style:style style:name="T12" style:family="text">
      <style:text-properties fo:color="#000000" fo:font-size="11pt" officeooo:rsid="00104413" style:font-size-asian="11pt" style:font-size-complex="11pt"/>
    </style:style>
    <style:style style:name="T13" style:family="text">
      <style:text-properties fo:color="#000000" fo:font-size="11pt" officeooo:rsid="0010d5a6" style:font-size-asian="11pt" style:font-size-complex="11pt"/>
    </style:style>
    <style:style style:name="T14" style:family="text">
      <style:text-properties fo:color="#000000" fo:font-size="11pt" officeooo:rsid="00130f00" style:font-size-asian="11pt" style:font-size-complex="11pt"/>
    </style:style>
    <style:style style:name="T15" style:family="text">
      <style:text-properties fo:color="#000000" fo:font-size="11pt" officeooo:rsid="00157286" style:font-size-asian="11pt" style:font-size-complex="11pt"/>
    </style:style>
    <style:style style:name="T16" style:family="text">
      <style:text-properties fo:color="#000000" fo:font-size="11pt" officeooo:rsid="0016a1a6" style:font-size-asian="11pt" style:font-size-complex="11pt"/>
    </style:style>
    <style:style style:name="T17" style:family="text">
      <style:text-properties fo:color="#000000" fo:font-size="11pt" officeooo:rsid="00186158" style:font-size-asian="11pt" style:font-size-complex="11pt"/>
    </style:style>
    <style:style style:name="T18" style:family="text">
      <style:text-properties fo:color="#000000" fo:font-size="11pt" officeooo:rsid="001cbb7c" style:font-size-asian="11pt" style:font-size-complex="11pt"/>
    </style:style>
    <style:style style:name="T19" style:family="text">
      <style:text-properties fo:color="#000000" fo:font-size="11pt" officeooo:rsid="001ccf77" style:font-size-asian="11pt" style:font-size-complex="11pt"/>
    </style:style>
    <style:style style:name="T20" style:family="text">
      <style:text-properties fo:color="#000000" fo:font-size="11pt" officeooo:rsid="001d6f41" style:font-size-asian="11pt" style:font-size-complex="11pt"/>
    </style:style>
    <style:style style:name="T21" style:family="text">
      <style:text-properties fo:color="#000000" fo:font-size="11pt" officeooo:rsid="0021271c" style:font-size-asian="11pt" style:font-size-complex="11pt"/>
    </style:style>
    <style:style style:name="T22" style:family="text">
      <style:text-properties fo:color="#000000" fo:font-size="11pt" officeooo:rsid="0022a4f8" style:font-size-asian="11pt" style:font-size-complex="11pt"/>
    </style:style>
    <style:style style:name="T23" style:family="text">
      <style:text-properties fo:color="#000000" fo:font-size="11pt" officeooo:rsid="0024288a" style:font-size-asian="11pt" style:font-size-complex="11pt"/>
    </style:style>
    <style:style style:name="T24" style:family="text">
      <style:text-properties fo:color="#000000" fo:font-size="11pt" officeooo:rsid="00273ee9" style:font-size-asian="11pt" style:font-size-complex="11pt"/>
    </style:style>
    <style:style style:name="T25" style:family="text">
      <style:text-properties fo:color="#000000" fo:font-size="11pt" officeooo:rsid="00290b8d" style:font-size-asian="11pt" style:font-size-complex="11pt"/>
    </style:style>
    <style:style style:name="T26" style:family="text">
      <style:text-properties fo:color="#000000" fo:font-size="11pt" officeooo:rsid="002bfbbc" style:font-size-asian="11pt" style:font-size-complex="11pt"/>
    </style:style>
    <style:style style:name="T27" style:family="text">
      <style:text-properties fo:color="#000000" fo:font-size="11pt" officeooo:rsid="002d6010" style:font-size-asian="11pt" style:font-size-complex="11pt"/>
    </style:style>
    <style:style style:name="T28" style:family="text">
      <style:text-properties fo:color="#000000" fo:font-size="11pt" officeooo:rsid="002f58c9" style:font-size-asian="11pt" style:font-size-complex="11pt"/>
    </style:style>
    <style:style style:name="T29" style:family="text">
      <style:text-properties fo:color="#000000" fo:font-size="11pt" officeooo:rsid="002fb4e8" style:font-size-asian="11pt" style:font-size-complex="11pt"/>
    </style:style>
    <style:style style:name="T30" style:family="text">
      <style:text-properties fo:color="#000000" fo:font-size="11pt" officeooo:rsid="0030ec33" style:font-size-asian="11pt" style:font-size-complex="11pt"/>
    </style:style>
    <style:style style:name="T31" style:family="text">
      <style:text-properties fo:color="#000000" fo:font-size="11pt" officeooo:rsid="0012b569" style:font-size-asian="11pt" style:font-size-complex="11pt"/>
    </style:style>
    <style:style style:name="T32" style:family="text">
      <style:text-properties fo:color="#000000" fo:font-size="11pt" officeooo:rsid="0031c444" style:font-size-asian="11pt" style:font-size-complex="11pt"/>
    </style:style>
    <style:style style:name="T33" style:family="text">
      <style:text-properties fo:color="#000000" fo:font-size="11pt" officeooo:rsid="0032bfad" style:font-size-asian="11pt" style:font-size-complex="11pt"/>
    </style:style>
    <style:style style:name="T34" style:family="text">
      <style:text-properties fo:color="#000000" fo:font-size="11pt" officeooo:rsid="0032fe4d" style:font-size-asian="11pt" style:font-size-complex="11pt"/>
    </style:style>
    <style:style style:name="T35" style:family="text">
      <style:text-properties fo:color="#000000" fo:font-size="11pt" officeooo:rsid="00344c3e" style:font-size-asian="11pt" style:font-size-complex="11pt"/>
    </style:style>
    <style:style style:name="T36" style:family="text">
      <style:text-properties fo:color="#000000" fo:font-size="11pt" officeooo:rsid="00366c7d" style:font-size-asian="11pt" style:font-size-complex="11pt"/>
    </style:style>
    <style:style style:name="T37" style:family="text">
      <style:text-properties fo:color="#000000" fo:font-size="11pt" officeooo:rsid="003805af" style:font-size-asian="11pt" style:font-size-complex="11pt"/>
    </style:style>
    <style:style style:name="T38" style:family="text">
      <style:text-properties fo:color="#000000" fo:font-size="11pt" officeooo:rsid="00397176" style:font-size-asian="11pt" style:font-size-complex="11pt"/>
    </style:style>
    <style:style style:name="T39" style:family="text">
      <style:text-properties fo:color="#000000" fo:font-size="11pt" officeooo:rsid="003b431a" style:font-size-asian="11pt" style:font-size-complex="11pt"/>
    </style:style>
    <style:style style:name="T40" style:family="text">
      <style:text-properties fo:color="#000000" fo:font-size="11pt" officeooo:rsid="003e155e" style:font-size-asian="11pt" style:font-size-complex="11pt"/>
    </style:style>
    <style:style style:name="T41" style:family="text">
      <style:text-properties fo:color="#000000" fo:font-size="11pt" officeooo:rsid="003ff2cf" style:font-size-asian="11pt" style:font-size-complex="11pt"/>
    </style:style>
    <style:style style:name="T42" style:family="text">
      <style:text-properties fo:color="#000000" fo:font-size="11pt" officeooo:rsid="0041ed3a" style:font-size-asian="11pt" style:font-size-complex="11pt"/>
    </style:style>
    <style:style style:name="T43" style:family="text">
      <style:text-properties fo:color="#000000" fo:font-size="11pt" officeooo:rsid="003ccc40" style:font-size-asian="11pt" style:font-size-complex="11pt"/>
    </style:style>
    <style:style style:name="T44" style:family="text">
      <style:text-properties fo:color="#000000" fo:font-size="11pt" officeooo:rsid="0042faab" style:font-size-asian="11pt" style:font-size-complex="11pt"/>
    </style:style>
    <style:style style:name="T45" style:family="text">
      <style:text-properties fo:color="#000000" fo:font-size="11pt" officeooo:rsid="0044046a" style:font-size-asian="11pt" style:font-size-complex="11pt"/>
    </style:style>
    <style:style style:name="T46" style:family="text">
      <style:text-properties fo:color="#000000" fo:font-size="11pt" officeooo:rsid="00441429" style:font-size-asian="11pt" style:font-size-complex="11pt"/>
    </style:style>
    <style:style style:name="T47" style:family="text">
      <style:text-properties fo:color="#000000" fo:font-size="11pt" officeooo:rsid="0002c90e" style:font-size-asian="11pt" style:font-weight-asian="normal" style:font-size-complex="11pt" style:font-weight-complex="normal"/>
    </style:style>
    <style:style style:name="T48" style:family="text">
      <style:text-properties fo:color="#000000" fo:font-size="11pt" officeooo:rsid="0032bfad" style:font-size-asian="11pt" style:font-weight-asian="normal" style:font-size-complex="11pt" style:font-weight-complex="normal"/>
    </style:style>
    <style:style style:name="T49" style:family="text">
      <style:text-properties fo:color="#000000" fo:font-size="11pt" officeooo:rsid="00366c7d" style:font-size-asian="11pt" style:font-weight-asian="normal" style:font-size-complex="11pt" style:font-weight-complex="normal"/>
    </style:style>
    <style:style style:name="T50" style:family="text">
      <style:text-properties fo:color="#000000" fo:font-size="11pt" officeooo:rsid="003805af" style:font-size-asian="11pt" style:font-weight-asian="normal" style:font-size-complex="11pt" style:font-weight-complex="normal"/>
    </style:style>
    <style:style style:name="T51" style:family="text">
      <style:text-properties fo:color="#000000" fo:font-size="11pt" officeooo:rsid="003ccc40" style:font-size-asian="11pt" style:font-weight-asian="normal" style:font-size-complex="11pt" style:font-weight-complex="normal"/>
    </style:style>
    <style:style style:name="T52" style:family="text">
      <style:text-properties fo:color="#000000" fo:font-size="11pt" style:font-size-asian="11pt" style:font-weight-asian="normal" style:font-size-complex="11pt" style:font-weight-complex="normal"/>
    </style:style>
    <style:style style:name="T53" style:family="text">
      <style:text-properties fo:color="#000000" fo:font-size="11pt" officeooo:rsid="0042faab" style:font-size-asian="11pt" style:font-weight-asian="normal" style:font-size-complex="11pt" style:font-weight-complex="normal"/>
    </style:style>
    <style:style style:name="T54" style:family="text">
      <style:text-properties fo:color="#000000" fo:font-size="11pt" officeooo:rsid="0044046a" style:font-size-asian="11pt" style:font-weight-asian="normal" style:font-size-complex="11pt" style:font-weight-complex="normal"/>
    </style:style>
    <style:style style:name="T55" style:family="text">
      <style:text-properties fo:color="#000000" fo:font-size="11pt" fo:font-weight="bold" officeooo:rsid="00056da9" style:font-size-asian="11pt" style:font-weight-asian="bold" style:font-size-complex="11pt" style:font-weight-complex="bold"/>
    </style:style>
    <style:style style:name="T5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57" style:family="text">
      <style:text-properties fo:color="#000000" fo:font-size="11pt" fo:font-weight="bold" officeooo:rsid="0006dbac" style:font-size-asian="11pt" style:font-weight-asian="bold" style:font-size-complex="11pt" style:font-weight-complex="bold"/>
    </style:style>
    <style:style style:name="T58" style:family="text">
      <style:text-properties fo:color="#000000" fo:font-size="11pt" fo:font-weight="bold" officeooo:rsid="00081356" style:font-size-asian="11pt" style:font-weight-asian="bold" style:font-size-complex="11pt" style:font-weight-complex="bold"/>
    </style:style>
    <style:style style:name="T59" style:family="text">
      <style:text-properties fo:color="#000000" fo:font-size="11pt" fo:font-weight="bold" officeooo:rsid="0002c90e" style:font-size-asian="11pt" style:font-weight-asian="bold" style:font-size-complex="11pt" style:font-weight-complex="bold"/>
    </style:style>
    <style:style style:name="T60" style:family="text">
      <style:text-properties fo:color="#000000" fo:font-size="11pt" fo:font-weight="bold" officeooo:rsid="00130f00" style:font-size-asian="11pt" style:font-weight-asian="bold" style:font-size-complex="11pt" style:font-weight-complex="bold"/>
    </style:style>
    <style:style style:name="T61" style:family="text">
      <style:text-properties fo:color="#000000" fo:font-size="11pt" fo:font-weight="bold" officeooo:rsid="00046361" style:font-size-asian="11pt" style:font-weight-asian="bold" style:font-size-complex="11pt" style:font-weight-complex="bold"/>
    </style:style>
    <style:style style:name="T62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3" style:family="text">
      <style:text-properties fo:color="#000000" fo:font-size="11pt" fo:font-weight="normal" officeooo:rsid="002f58c9" style:font-size-asian="11pt" style:font-weight-asian="normal" style:font-size-complex="11pt" style:font-weight-complex="normal"/>
    </style:style>
    <style:style style:name="T64" style:family="text">
      <style:text-properties fo:color="#000000" fo:font-size="11pt" fo:font-weight="normal" officeooo:rsid="0002c90e" style:font-size-asian="11pt" style:font-weight-asian="normal" style:font-size-complex="11pt" style:font-weight-complex="normal"/>
    </style:style>
    <style:style style:name="T65" style:family="text">
      <style:text-properties fo:color="#000000" fo:font-size="11pt" fo:font-weight="normal" officeooo:rsid="001cbb7c" style:font-size-asian="11pt" style:font-weight-asian="normal" style:font-size-complex="11pt" style:font-weight-complex="normal"/>
    </style:style>
    <style:style style:name="T66" style:family="text">
      <style:text-properties fo:color="#000000" fo:font-size="11pt" fo:font-weight="normal" officeooo:rsid="002ac699" style:font-size-asian="11pt" style:font-weight-asian="normal" style:font-size-complex="11pt" style:font-weight-complex="normal"/>
    </style:style>
    <style:style style:name="T67" style:family="text">
      <style:text-properties fo:color="#000000" fo:font-size="11pt" fo:font-weight="normal" officeooo:rsid="0042ed70" style:font-size-asian="11pt" style:font-weight-asian="normal" style:font-size-complex="11pt" style:font-weight-complex="normal"/>
    </style:style>
    <style:style style:name="T68" style:family="text">
      <style:text-properties fo:color="#000000" fo:font-size="11pt" fo:font-weight="normal" officeooo:rsid="00459d5d" style:font-size-asian="11pt" style:font-weight-asian="normal" style:font-size-complex="11pt" style:font-weight-complex="normal"/>
    </style:style>
    <style:style style:name="T69" style:family="text">
      <style:text-properties fo:color="#000000"/>
    </style:style>
    <style:style style:name="T70" style:family="text">
      <style:text-properties fo:color="#000000" fo:font-weight="bold" officeooo:rsid="00056da9" style:font-weight-asian="bold" style:font-weight-complex="bold"/>
    </style:style>
    <style:style style:name="T71" style:family="text">
      <style:text-properties fo:color="#000000" fo:font-weight="bold" style:font-weight-asian="bold" style:font-weight-complex="bold"/>
    </style:style>
    <style:style style:name="T72" style:family="text">
      <style:text-properties fo:color="#000000" fo:font-weight="bold" officeooo:rsid="0006dbac" style:font-weight-asian="bold" style:font-weight-complex="bold"/>
    </style:style>
    <style:style style:name="T73" style:family="text">
      <style:text-properties fo:color="#000000" fo:font-weight="bold" officeooo:rsid="00081356" style:font-weight-asian="bold" style:font-weight-complex="bold"/>
    </style:style>
    <style:style style:name="T74" style:family="text">
      <style:text-properties fo:color="#000000" fo:font-weight="bold" officeooo:rsid="0002c90e" style:font-weight-asian="bold" style:font-weight-complex="bold"/>
    </style:style>
    <style:style style:name="T75" style:family="text">
      <style:text-properties fo:color="#000000" fo:font-weight="bold" officeooo:rsid="00130f00" style:font-weight-asian="bold" style:font-weight-complex="bold"/>
    </style:style>
    <style:style style:name="T76" style:family="text">
      <style:text-properties fo:color="#000000" fo:font-weight="bold" officeooo:rsid="00046361" style:font-weight-asian="bold" style:font-weight-complex="bold"/>
    </style:style>
    <style:style style:name="T77" style:family="text">
      <style:text-properties fo:color="#000000" officeooo:rsid="00046361"/>
    </style:style>
    <style:style style:name="T78" style:family="text">
      <style:text-properties fo:color="#000000" officeooo:rsid="0002c90e"/>
    </style:style>
    <style:style style:name="T79" style:family="text">
      <style:text-properties fo:color="#000000" officeooo:rsid="00056da9"/>
    </style:style>
    <style:style style:name="T80" style:family="text">
      <style:text-properties fo:color="#000000" officeooo:rsid="0006dbac"/>
    </style:style>
    <style:style style:name="T81" style:family="text">
      <style:text-properties fo:color="#000000" officeooo:rsid="00081356"/>
    </style:style>
    <style:style style:name="T82" style:family="text">
      <style:text-properties fo:color="#000000" officeooo:rsid="00098861"/>
    </style:style>
    <style:style style:name="T83" style:family="text">
      <style:text-properties fo:color="#000000" officeooo:rsid="000a3143"/>
    </style:style>
    <style:style style:name="T84" style:family="text">
      <style:text-properties fo:color="#000000" officeooo:rsid="000b778c"/>
    </style:style>
    <style:style style:name="T85" style:family="text">
      <style:text-properties fo:color="#000000" officeooo:rsid="000cd5bf"/>
    </style:style>
    <style:style style:name="T86" style:family="text">
      <style:text-properties fo:color="#000000" officeooo:rsid="000f0744"/>
    </style:style>
    <style:style style:name="T87" style:family="text">
      <style:text-properties fo:color="#000000" officeooo:rsid="00104413"/>
    </style:style>
    <style:style style:name="T88" style:family="text">
      <style:text-properties fo:color="#000000" officeooo:rsid="0010d5a6"/>
    </style:style>
    <style:style style:name="T89" style:family="text">
      <style:text-properties fo:color="#000000" officeooo:rsid="00130f00"/>
    </style:style>
    <style:style style:name="T90" style:family="text">
      <style:text-properties fo:color="#000000" officeooo:rsid="00290b8d"/>
    </style:style>
    <style:style style:name="T91" style:family="text">
      <style:text-properties fo:color="#000000" officeooo:rsid="00157286"/>
    </style:style>
    <style:style style:name="T92" style:family="text">
      <style:text-properties fo:color="#000000" officeooo:rsid="0016a1a6"/>
    </style:style>
    <style:style style:name="T93" style:family="text">
      <style:text-properties fo:color="#000000" officeooo:rsid="001ccf77"/>
    </style:style>
    <style:style style:name="T94" style:family="text">
      <style:text-properties fo:color="#000000" officeooo:rsid="00186158"/>
    </style:style>
    <style:style style:name="T95" style:family="text">
      <style:text-properties fo:color="#000000" officeooo:rsid="001cbb7c"/>
    </style:style>
    <style:style style:name="T96" style:family="text">
      <style:text-properties fo:color="#000000" officeooo:rsid="00273ee9"/>
    </style:style>
    <style:style style:name="T97" style:family="text">
      <style:text-properties fo:color="#000000" officeooo:rsid="001d6f41"/>
    </style:style>
    <style:style style:name="T98" style:family="text">
      <style:text-properties fo:color="#000000" officeooo:rsid="0021271c"/>
    </style:style>
    <style:style style:name="T99" style:family="text">
      <style:text-properties fo:color="#000000" officeooo:rsid="0022a4f8"/>
    </style:style>
    <style:style style:name="T100" style:family="text">
      <style:text-properties fo:color="#000000" officeooo:rsid="0024288a"/>
    </style:style>
    <style:style style:name="T101" style:family="text">
      <style:text-properties fo:color="#000000" officeooo:rsid="002d6010"/>
    </style:style>
    <style:style style:name="T102" style:family="text">
      <style:text-properties fo:color="#000000" fo:font-weight="normal" officeooo:rsid="0002c90e" style:font-weight-asian="normal" style:font-weight-complex="normal"/>
    </style:style>
    <style:style style:name="T103" style:family="text">
      <style:text-properties fo:color="#000000" fo:font-weight="normal" officeooo:rsid="001cbb7c" style:font-weight-asian="normal" style:font-weight-complex="normal"/>
    </style:style>
    <style:style style:name="T104" style:family="text">
      <style:text-properties fo:color="#000000" fo:font-weight="normal" officeooo:rsid="002ac699" style:font-weight-asian="normal" style:font-weight-complex="normal"/>
    </style:style>
    <style:style style:name="T105" style:family="text">
      <style:text-properties fo:color="#000000" fo:font-weight="normal" officeooo:rsid="002f58c9" style:font-weight-asian="normal" style:font-weight-complex="normal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fo:color="#000000" fo:font-weight="normal" officeooo:rsid="0042ed70" style:font-weight-asian="normal" style:font-weight-complex="normal"/>
    </style:style>
    <style:style style:name="T108" style:family="text">
      <style:text-properties fo:color="#000000" fo:font-weight="normal" officeooo:rsid="00459d5d" style:font-weight-asian="normal" style:font-weight-complex="normal"/>
    </style:style>
    <style:style style:name="T109" style:family="text">
      <style:text-properties fo:color="#000000" officeooo:rsid="002bfbbc"/>
    </style:style>
    <style:style style:name="T110" style:family="text">
      <style:text-properties fo:color="#000000" officeooo:rsid="002f58c9"/>
    </style:style>
    <style:style style:name="T111" style:family="text">
      <style:text-properties fo:color="#000000" officeooo:rsid="0012b569"/>
    </style:style>
    <style:style style:name="T112" style:family="text">
      <style:text-properties fo:color="#000000" officeooo:rsid="002fb4e8"/>
    </style:style>
    <style:style style:name="T113" style:family="text">
      <style:text-properties fo:color="#000000" officeooo:rsid="0030ec33"/>
    </style:style>
    <style:style style:name="T114" style:family="text">
      <style:text-properties fo:color="#000000" officeooo:rsid="0031c444"/>
    </style:style>
    <style:style style:name="T115" style:family="text">
      <style:text-properties fo:color="#000000" officeooo:rsid="0002c90e" style:font-weight-asian="normal" style:font-weight-complex="normal"/>
    </style:style>
    <style:style style:name="T116" style:family="text">
      <style:text-properties fo:color="#000000" officeooo:rsid="0032bfad" style:font-weight-asian="normal" style:font-weight-complex="normal"/>
    </style:style>
    <style:style style:name="T117" style:family="text">
      <style:text-properties fo:color="#000000" officeooo:rsid="00366c7d" style:font-weight-asian="normal" style:font-weight-complex="normal"/>
    </style:style>
    <style:style style:name="T118" style:family="text">
      <style:text-properties fo:color="#000000" officeooo:rsid="003805af" style:font-weight-asian="normal" style:font-weight-complex="normal"/>
    </style:style>
    <style:style style:name="T119" style:family="text">
      <style:text-properties fo:color="#000000" officeooo:rsid="003ccc40" style:font-weight-asian="normal" style:font-weight-complex="normal"/>
    </style:style>
    <style:style style:name="T120" style:family="text">
      <style:text-properties fo:color="#000000" style:font-weight-asian="normal" style:font-weight-complex="normal"/>
    </style:style>
    <style:style style:name="T121" style:family="text">
      <style:text-properties fo:color="#000000" officeooo:rsid="0044046a" style:font-weight-asian="normal" style:font-weight-complex="normal"/>
    </style:style>
    <style:style style:name="T122" style:family="text">
      <style:text-properties fo:color="#000000" officeooo:rsid="0042faab" style:font-weight-asian="normal" style:font-weight-complex="normal"/>
    </style:style>
    <style:style style:name="T123" style:family="text">
      <style:text-properties fo:color="#000000" officeooo:rsid="0032bfad"/>
    </style:style>
    <style:style style:name="T124" style:family="text">
      <style:text-properties fo:color="#000000" officeooo:rsid="0032fe4d"/>
    </style:style>
    <style:style style:name="T125" style:family="text">
      <style:text-properties fo:color="#000000" officeooo:rsid="00344c3e"/>
    </style:style>
    <style:style style:name="T126" style:family="text">
      <style:text-properties fo:color="#000000" officeooo:rsid="00366c7d"/>
    </style:style>
    <style:style style:name="T127" style:family="text">
      <style:text-properties fo:color="#000000" officeooo:rsid="003805af"/>
    </style:style>
    <style:style style:name="T128" style:family="text">
      <style:text-properties fo:color="#000000" officeooo:rsid="003e155e"/>
    </style:style>
    <style:style style:name="T129" style:family="text">
      <style:text-properties fo:color="#000000" officeooo:rsid="00397176"/>
    </style:style>
    <style:style style:name="T130" style:family="text">
      <style:text-properties fo:color="#000000" officeooo:rsid="003b431a"/>
    </style:style>
    <style:style style:name="T131" style:family="text">
      <style:text-properties fo:color="#000000" officeooo:rsid="003ff2cf"/>
    </style:style>
    <style:style style:name="T132" style:family="text">
      <style:text-properties fo:color="#000000" officeooo:rsid="0041ed3a"/>
    </style:style>
    <style:style style:name="T133" style:family="text">
      <style:text-properties fo:color="#000000" officeooo:rsid="0042faab"/>
    </style:style>
    <style:style style:name="T134" style:family="text">
      <style:text-properties fo:color="#000000" officeooo:rsid="0044046a"/>
    </style:style>
    <style:style style:name="T135" style:family="text">
      <style:text-properties fo:color="#000000" officeooo:rsid="00441429"/>
    </style:style>
    <style:style style:name="T136" style:family="text">
      <style:text-properties fo:color="#000000" officeooo:rsid="003ccc40"/>
    </style:style>
    <style:style style:name="T137" style:family="text">
      <style:text-properties fo:color="#000000" officeooo:rsid="004798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zione Microbash</text:p>
      <text:p text:style-name="P1">Partecipanti(<text:span text:style-name="T1">Gianluca Biffi (S6366900), Stefano Casassa (S6421009), Matteo Tondo (S6434023)</text:span></text:p>
      <text:p text:style-name="P1"><text:span text:style-name="T1"/></text:p>
      <text:p text:style-name="P3"><text:span text:style-name="T69">Testing</text:span></text:p>
      <text:p text:style-name="P3"><text:span text:style-name="T69"/></text:p>
      <text:p text:style-name="P3"><text:span text:style-name="T69">1) </text:span></text:p>
      <text:p text:style-name="P10"><text:span text:style-name="T70">S</text:span><text:span text:style-name="T71">copo</text:span><text:span text:style-name="T69">: </text:span><text:span text:style-name="T77">Testare il corretto funzionamento di check_cd</text:span></text:p>
      <text:p text:style-name="P28"><text:span text:style-name="T70">S</text:span><text:span text:style-name="T71">ituazione iniziale</text:span><text:span text:style-name="T78">: </text:span><text:span text:style-name="T79">Avere una directory X a cui accedere</text:span></text:p>
      <text:p text:style-name="P29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0">cd prova/ | ls , ls | cd prova/ , ls | </text:span><text:span text:style-name="T81">echo a |</text:span><text:span text:style-name="T80"> cd prova/</text:span></text:p>
      <text:p text:style-name="P28"><text:span text:style-name="T70">R</text:span><text:span text:style-name="T71">isultato atteso</text:span><text:span text:style-name="T78">: </text:span><text:span text:style-name="T81">Errore con output =</text:span><text:span text:style-name="T78"> “In the line there isn't only cd command”</text:span><text:span text:style-name="T81"> </text:span></text:p>
      <text:p text:style-name="P4"><text:span text:style-name="T81"/></text:p>
      <text:p text:style-name="P4"><text:span text:style-name="T81">2</text:span><text:span text:style-name="T69">)</text:span></text:p>
      <text:p text:style-name="P11"><text:span text:style-name="T70">S</text:span><text:span text:style-name="T71">copo</text:span><text:span text:style-name="T69">: </text:span><text:span text:style-name="T77">Testare il corretto funzionamento di check_cd</text:span></text:p>
      <text:p text:style-name="P29"><text:span text:style-name="T70">S</text:span><text:span text:style-name="T71">ituazione iniziale</text:span><text:span text:style-name="T78">: </text:span><text:span text:style-name="T79">Avere una directory X a cui accedere</text:span></text:p>
      <text:p text:style-name="P29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0">cd prova/ </text:span><text:span text:style-name="T81">&gt;prova/</text:span><text:span text:style-name="T80"> </text:span></text:p>
      <text:p text:style-name="P29"><text:span text:style-name="T70">R</text:span><text:span text:style-name="T73">isultato atteso</text:span><text:span text:style-name="T78">: </text:span><text:span text:style-name="T81">Errore con output =</text:span><text:span text:style-name="T78"> “Cd command can't be redirected”</text:span></text:p>
      <text:p text:style-name="P5"><text:span text:style-name="T82"/></text:p>
      <text:p text:style-name="P5"><text:span text:style-name="T82">3</text:span><text:span text:style-name="T69">)</text:span></text:p>
      <text:p text:style-name="P12"><text:span text:style-name="T70">S</text:span><text:span text:style-name="T71">copo</text:span><text:span text:style-name="T69">: </text:span><text:span text:style-name="T77">Testare il corretto funzionamento di check_cd</text:span></text:p>
      <text:p text:style-name="P30"><text:span text:style-name="T70">S</text:span><text:span text:style-name="T71">ituazione iniziale</text:span><text:span text:style-name="T78">: </text:span><text:span text:style-name="T83">Non importante </text:span></text:p>
      <text:p text:style-name="P30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0">cd </text:span></text:p>
      <text:p text:style-name="P30"><text:span text:style-name="T70">R</text:span><text:span text:style-name="T73">isultato atteso</text:span><text:span text:style-name="T78">: </text:span><text:span text:style-name="T81">Errore con output =</text:span><text:span text:style-name="T78"> “cd need one argument”</text:span></text:p>
      <text:p text:style-name="P6"><text:span text:style-name="T84"/></text:p>
      <text:p text:style-name="P6"><text:span text:style-name="T84">4</text:span><text:span text:style-name="T69">)</text:span></text:p>
      <text:p text:style-name="P13"><text:span text:style-name="T70">S</text:span><text:span text:style-name="T71">copo</text:span><text:span text:style-name="T69">: </text:span><text:span text:style-name="T77">Testare il corretto funzionamento di check_cd</text:span></text:p>
      <text:p text:style-name="P31"><text:span text:style-name="T70">S</text:span><text:span text:style-name="T71">ituazione iniziale</text:span><text:span text:style-name="T78">: </text:span><text:span text:style-name="T83">Non importante </text:span></text:p>
      <text:p text:style-name="P31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0">cd </text:span><text:span text:style-name="T85">prova/ prova/</text:span></text:p>
      <text:p text:style-name="P31"><text:span text:style-name="T70">R</text:span><text:span text:style-name="T73">isultato atteso</text:span><text:span text:style-name="T78">: </text:span><text:span text:style-name="T81">Errore con output =</text:span><text:span text:style-name="T78"> “In the line there is more than one arguments for cd command”</text:span></text:p>
      <text:p text:style-name="P7"><text:span text:style-name="T86"/></text:p>
      <text:p text:style-name="P7"><text:span text:style-name="T86">5</text:span><text:span text:style-name="T69">)</text:span></text:p>
      <text:p text:style-name="P14"><text:span text:style-name="T70">S</text:span><text:span text:style-name="T71">copo</text:span><text:span text:style-name="T69">: </text:span><text:span text:style-name="T77">Testare il corretto funzionamento d</text:span><text:span text:style-name="T86">el comando cd</text:span></text:p>
      <text:p text:style-name="P32"><text:span text:style-name="T70">S</text:span><text:span text:style-name="T71">ituazione iniziale</text:span><text:span text:style-name="T78">: </text:span><text:span text:style-name="T79">Avere una directory X a cui accedere</text:span></text:p>
      <text:p text:style-name="P33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0">cd </text:span><text:span text:style-name="T85">prova/ , </text:span><text:span text:style-name="T87">cd .. </text:span></text:p>
      <text:p text:style-name="P33"><text:span text:style-name="T70">R</text:span><text:span text:style-name="T73">isultato atteso</text:span><text:span text:style-name="T78">: </text:span><text:span text:style-name="T88">Accesso alla directory prova/ , Accesso alla directory “genitore”</text:span></text:p>
      <text:p text:style-name="P52"><text:span text:style-name="T88"/></text:p>
      <text:p text:style-name="P52"><text:span text:style-name="T88">6</text:span><text:span text:style-name="T69">)</text:span></text:p>
      <text:p text:style-name="P15"><text:span text:style-name="T70">S</text:span><text:span text:style-name="T71">copo</text:span><text:span text:style-name="T69">: </text:span><text:span text:style-name="T77">Testare il corretto funzionamento d</text:span><text:span text:style-name="T89">i check_redirections</text:span></text:p>
      <text:p text:style-name="P34"><text:span text:style-name="T70">S</text:span><text:span text:style-name="T71">ituazione iniziale</text:span><text:span text:style-name="T74">: </text:span><text:span text:style-name="T89">Non importante (se il file in output non esiste viene creato) </text:span></text:p>
      <text:p text:style-name="P34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7"><text:s/></text:span><text:span text:style-name="T89">ls | echo a &gt;prova.txt | ls</text:span></text:p>
      <text:p text:style-name="P35"><text:span text:style-name="T70">R</text:span><text:span text:style-name="T73">isultato atteso</text:span><text:span text:style-name="T78">: </text:span><text:span text:style-name="T81">Errore con output =</text:span><text:span text:style-name="T78"> “</text:span><text:span text:style-name="T88">Only the first or last command can redirect input or output”</text:span></text:p>
      <text:p text:style-name="P53"><text:span text:style-name="T90"/></text:p>
      <text:p text:style-name="P53"><text:span text:style-name="T90">7</text:span><text:span text:style-name="T69">)</text:span></text:p>
      <text:p text:style-name="P16"><text:span text:style-name="T70">S</text:span><text:span text:style-name="T71">copo</text:span><text:span text:style-name="T69">: </text:span><text:span text:style-name="T77">Testare il corretto funzionamento d</text:span><text:span text:style-name="T89">i check_redirections</text:span></text:p>
      <text:p text:style-name="P36"><text:span text:style-name="T70">S</text:span><text:span text:style-name="T71">ituazione iniziale</text:span><text:span text:style-name="T74">:</text:span><text:span text:style-name="T75"> </text:span><text:span text:style-name="T91">Avere un file.txt nella directory corrente dove leggere in input</text:span></text:p>
      <text:p text:style-name="P36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7"><text:s/></text:span><text:span text:style-name="T89">ls | </text:span><text:span text:style-name="T92">cat &lt;</text:span><text:span text:style-name="T89">prova.txt </text:span></text:p>
      <text:p text:style-name="P36"><text:span text:style-name="T70">R</text:span><text:span text:style-name="T73">isultato atteso</text:span><text:span text:style-name="T78">: </text:span><text:span text:style-name="T81">Errore con output =</text:span><text:span text:style-name="T78"> “Only the first command </text:span><text:span text:style-name="T93">of a line can have input-redirection</text:span><text:span text:style-name="T88">”</text:span></text:p>
      <text:p text:style-name="P54"><text:span text:style-name="T90"/></text:p>
      <text:p text:style-name="P54"><text:span text:style-name="T90">8</text:span><text:span text:style-name="T69">)</text:span></text:p>
      <text:p text:style-name="P17"><text:span text:style-name="T70">S</text:span><text:span text:style-name="T71">copo</text:span><text:span text:style-name="T69">: </text:span><text:span text:style-name="T77">Testare il corretto funzionamento </text:span><text:span text:style-name="T94">della redirezione in input</text:span></text:p>
      <text:p text:style-name="P37"><text:span text:style-name="T70">S</text:span><text:span text:style-name="T71">ituazione iniziale</text:span><text:span text:style-name="T74">:</text:span><text:span text:style-name="T75"> </text:span><text:span text:style-name="T91">Avere un file.txt nella directory corrente dove leggere in input </text:span></text:p>
      <text:p text:style-name="P37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7"><text:s/></text:span><text:span text:style-name="T94">cat &lt;prova.txt</text:span></text:p>
      <text:p text:style-name="P37"><text:span text:style-name="T70">R</text:span><text:span text:style-name="T73">isultato atteso</text:span><text:span text:style-name="T78">: </text:span><text:span text:style-name="T94">contenuto di prova.txt scritto in bash</text:span></text:p>
      <text:p text:style-name="P55"><text:span text:style-name="T90"/></text:p>
      <text:p text:style-name="P55"><text:span text:style-name="T90">9</text:span><text:span text:style-name="T69">)</text:span></text:p>
      <text:p text:style-name="P18"><text:span text:style-name="T70">S</text:span><text:span text:style-name="T71">copo</text:span><text:span text:style-name="T69">: </text:span><text:span text:style-name="T77">Testare il corretto funzionamento d</text:span><text:span text:style-name="T89">i check_redirections</text:span></text:p>
      <text:p text:style-name="P38"><text:span text:style-name="T70">S</text:span><text:span text:style-name="T71">ituazione iniziale</text:span><text:span text:style-name="T74">:</text:span><text:span text:style-name="T75"> </text:span><text:span text:style-name="T89">Non importante (se il file in output non esiste viene creato)</text:span></text:p>
      <text:p text:style-name="P39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7"><text:s/></text:span><text:span text:style-name="T95">echo “a</text:span><text:span text:style-name="T96">” </text:span><text:span text:style-name="T95">&gt;prova.txt | ls</text:span></text:p>
      <text:p text:style-name="P40"><text:soft-page-break/><text:span text:style-name="T70">R</text:span><text:span text:style-name="T73">isultato atteso</text:span><text:span text:style-name="T78">: </text:span><text:span text:style-name="T81">Errore con output =</text:span><text:span text:style-name="T78"> “Only the </text:span><text:span text:style-name="T97">last</text:span><text:span text:style-name="T78"> command </text:span><text:span text:style-name="T93">of a line can have </text:span><text:span text:style-name="T97">output</text:span><text:span text:style-name="T93">-redirection</text:span><text:span text:style-name="T88">”</text:span></text:p>
      <text:p text:style-name="P56"><text:span text:style-name="T90"/></text:p>
      <text:p text:style-name="P56"><text:span text:style-name="T90">10</text:span><text:span text:style-name="T69">)</text:span></text:p>
      <text:p text:style-name="P19"><text:span text:style-name="T70">S</text:span><text:span text:style-name="T71">copo</text:span><text:span text:style-name="T69">: </text:span><text:span text:style-name="T77">Testare il corretto funzionamento d</text:span><text:span text:style-name="T98">ella redirezione in output</text:span></text:p>
      <text:p text:style-name="P41"><text:span text:style-name="T70">S</text:span><text:span text:style-name="T71">ituazione iniziale</text:span><text:span text:style-name="T74">:</text:span><text:span text:style-name="T75"> </text:span><text:span text:style-name="T89">Non importante (se il file in output non esiste viene creato)</text:span></text:p>
      <text:p text:style-name="P41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7"><text:s/></text:span><text:span text:style-name="T99">ls | </text:span><text:span text:style-name="T95">echo “a” &gt;prova.txt</text:span></text:p>
      <text:p text:style-name="P41"><text:span text:style-name="T70">R</text:span><text:span text:style-name="T73">isultato atteso</text:span><text:span text:style-name="T78">: “</text:span><text:span text:style-name="T100">a” stampato nel file prova.txt</text:span></text:p>
      <text:p text:style-name="P57"><text:span text:style-name="T90"/></text:p>
      <text:p text:style-name="P57"><text:span text:style-name="T90"/></text:p>
      <text:p text:style-name="P57"><text:span text:style-name="T90">1</text:span><text:span text:style-name="T101">1</text:span><text:span text:style-name="T69">)</text:span></text:p>
      <text:p text:style-name="P20"><text:span text:style-name="T70">S</text:span><text:span text:style-name="T71">copo</text:span><text:span text:style-name="T69">: </text:span><text:span text:style-name="T77">Testare il corretto funzionamento d</text:span><text:span text:style-name="T98">ella redirezione in output/</text:span><text:span text:style-name="T90">input </text:span></text:p>
      <text:p text:style-name="P42"><text:span text:style-name="T70">S</text:span><text:span text:style-name="T71">ituazione iniziale</text:span><text:span text:style-name="T74">:</text:span><text:span text:style-name="T75"> <text:s/></text:span><text:span text:style-name="T91">Avere un file.txt nella directory corrente dove leggere in input</text:span></text:p>
      <text:p text:style-name="P8"><text:span text:style-name="T70">L</text:span><text:span text:style-name="T76">inea/</text:span><text:span text:style-name="T72">e</text:span><text:span text:style-name="T76"> inviata da microbash</text:span><text:span text:style-name="T102">: </text:span><text:span text:style-name="T103">echo “a” &gt; prova.txt , </text:span><text:span text:style-name="T104">cat &lt; prova.txt</text:span></text:p>
      <text:p text:style-name="P43"><text:span text:style-name="T70">R</text:span><text:span text:style-name="T73">isultato atteso</text:span><text:span text:style-name="T78">: </text:span><text:span text:style-name="T109">Errore con output = “Parsing error: no path specified for output redirection</text:span><text:span text:style-name="T91">” , </text:span><text:span text:style-name="T109">Errore con output = “Parsing error: no path specified for input redirection</text:span><text:span text:style-name="T91">”</text:span><text:span text:style-name="T109"> </text:span></text:p>
      <text:p text:style-name="P43"><text:span text:style-name="T109"/></text:p>
      <text:p text:style-name="P43"><text:span text:style-name="T90">1</text:span><text:span text:style-name="T110">2</text:span><text:span text:style-name="T111">)</text:span></text:p>
      <text:p text:style-name="P21"><text:span text:style-name="T70">S</text:span><text:span text:style-name="T71">copo</text:span><text:span text:style-name="T69">: </text:span><text:span text:style-name="T77">Testare il corretto funzionamento d</text:span><text:span text:style-name="T98">ella </text:span><text:span text:style-name="T110">funzione wait_for_children</text:span></text:p>
      <text:p text:style-name="P44"><text:span text:style-name="T70">S</text:span><text:span text:style-name="T71">ituazione iniziale</text:span><text:span text:style-name="T74">:</text:span><text:span text:style-name="T75"> <text:s/></text:span><text:span text:style-name="T110">Non importante</text:span></text:p>
      <text:p text:style-name="P44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110">sleep 1000</text:span></text:p>
      <text:p text:style-name="P71"><text:span text:style-name="T69">Altro: </text:span></text:p>
      <text:p text:style-name="P9"><text:span text:style-name="T105">- Utilizzo un’altra bash per ottenere il pid del processo con: </text:span><text:span text:style-name="T106">pid=$(pgrep sleep) </text:span></text:p>
      <text:p text:style-name="P71"><text:span text:style-name="T106">- Utilizzo il comando per uccidere il processo con kill $pid</text:span></text:p>
      <text:p text:style-name="P44"><text:span text:style-name="T70">R</text:span><text:span text:style-name="T73">isultato atteso</text:span><text:span text:style-name="T78">: </text:span><text:span text:style-name="T112">Output = “The child terminated with a signal: pid is ***** and the signal is **”</text:span></text:p>
      <text:p text:style-name="P44"><text:span text:style-name="T112"/></text:p>
      <text:p text:style-name="P58"><text:span text:style-name="T90">1</text:span><text:span text:style-name="T113">3</text:span><text:span text:style-name="T69">)</text:span></text:p>
      <text:p text:style-name="P22"><text:span text:style-name="T70">S</text:span><text:span text:style-name="T71">copo</text:span><text:span text:style-name="T69">: </text:span><text:span text:style-name="T77">Testare il corretto funzionamento d</text:span><text:span text:style-name="T98">ella </text:span><text:span text:style-name="T114">funzione run_child</text:span></text:p>
      <text:p text:style-name="P45"><text:span text:style-name="T70">S</text:span><text:span text:style-name="T71">ituazione iniziale</text:span><text:span text:style-name="T74">:</text:span><text:span text:style-name="T75"> </text:span><text:span text:style-name="T89">Non importante </text:span></text:p>
      <text:p text:style-name="P45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7"><text:s/></text:span><text:span text:style-name="T114">a (voglio inviare qualcosa che non sia un comando per testare execvp)</text:span></text:p>
      <text:p text:style-name="P64"><text:span text:style-name="T70">R</text:span><text:span text:style-name="T73">isultato atteso</text:span><text:span text:style-name="T115">: </text:span><text:span text:style-name="T116">Errore in Output = “exec failed: x” (come x in output c’è strerror(errno) che spiega quale errore si è verificato)</text:span></text:p>
      <text:p text:style-name="P64"><text:span text:style-name="T116"/></text:p>
      <text:p text:style-name="P59"><text:span text:style-name="T90">1</text:span><text:span text:style-name="T123">4</text:span><text:span text:style-name="T69">)</text:span></text:p>
      <text:p text:style-name="P23"><text:span text:style-name="T70">S</text:span><text:span text:style-name="T71">copo</text:span><text:span text:style-name="T69">: </text:span><text:span text:style-name="T77">Testare il corretto funzionamento d</text:span><text:span text:style-name="T98">ella </text:span><text:span text:style-name="T114">funzione </text:span><text:span text:style-name="T124">change_current_directory</text:span></text:p>
      <text:p text:style-name="P46"><text:span text:style-name="T70">S</text:span><text:span text:style-name="T71">ituazione iniziale</text:span><text:span text:style-name="T74">:</text:span><text:span text:style-name="T75"> </text:span><text:span text:style-name="T125">prova/ non deve esistere</text:span></text:p>
      <text:p text:style-name="P46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7"><text:s/></text:span><text:span text:style-name="T125">cd prova/</text:span></text:p>
      <text:p text:style-name="P65"><text:span text:style-name="T70">R</text:span><text:span text:style-name="T73">isultato atteso</text:span><text:span text:style-name="T115">: </text:span><text:span text:style-name="T116">Errore in Output = “Input not valid directory not changed: No such file or directory”</text:span></text:p>
      <text:p text:style-name="P60"><text:span text:style-name="T90"/></text:p>
      <text:p text:style-name="P60"><text:span text:style-name="T90">1</text:span><text:span text:style-name="T126">5</text:span><text:span text:style-name="T69">)</text:span></text:p>
      <text:p text:style-name="P24"><text:span text:style-name="T70">S</text:span><text:span text:style-name="T71">copo</text:span><text:span text:style-name="T69">: </text:span><text:span text:style-name="T77">Testare il corretto funzionamento d</text:span><text:span text:style-name="T98">ella </text:span><text:span text:style-name="T114">funzione </text:span><text:span text:style-name="T124">change_current_directory</text:span></text:p>
      <text:p text:style-name="P47"><text:span text:style-name="T70">S</text:span><text:span text:style-name="T71">ituazione iniziale</text:span><text:span text:style-name="T74">:</text:span><text:span text:style-name="T75"> </text:span><text:span text:style-name="T127">Deve esistere almeno una directory </text:span></text:p>
      <text:p text:style-name="P47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7"><text:s/></text:span><text:span text:style-name="T125">cd /</text:span><text:span text:style-name="T127">bin</text:span></text:p>
      <text:p text:style-name="P66"><text:span text:style-name="T70">R</text:span><text:span text:style-name="T73">isultato atteso</text:span><text:span text:style-name="T115">: </text:span><text:span text:style-name="T117">Passo alla directory </text:span><text:span text:style-name="T118">bin</text:span><text:span text:style-name="T117">/</text:span></text:p>
      <text:p text:style-name="P66"><text:span text:style-name="T117"/></text:p>
      <text:p text:style-name="P61"><text:span text:style-name="T90">1</text:span><text:span text:style-name="T128">6)</text:span></text:p>
      <text:p text:style-name="P25"><text:span text:style-name="T70">S</text:span><text:span text:style-name="T71">copo</text:span><text:span text:style-name="T69">: </text:span><text:span text:style-name="T77">Testare il corretto funzionamento d</text:span><text:span text:style-name="T98">ella </text:span><text:span text:style-name="T114">funzione</text:span><text:span text:style-name="T129"> execute_line in particolare apertura in input</text:span></text:p>
      <text:p text:style-name="P48"><text:span text:style-name="T70">S</text:span><text:span text:style-name="T71">ituazione iniziale</text:span><text:span text:style-name="T74">:</text:span><text:span text:style-name="T75"> </text:span><text:span text:style-name="T130">Non deve esistere il file prova.txt</text:span></text:p>
      <text:p text:style-name="P48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7"><text:s/></text:span><text:span text:style-name="T130">cat &lt;prova.txt</text:span></text:p>
      <text:p text:style-name="P67"><text:span text:style-name="T70">R</text:span><text:span text:style-name="T73">isultato atteso</text:span><text:span text:style-name="T115">: </text:span><text:span text:style-name="T119">Error in output = ”Open in input failed”</text:span></text:p>
      <text:p text:style-name="P67"><text:span text:style-name="T119"/></text:p>
      <text:p text:style-name="P69"><text:span text:style-name="T119">1</text:span><text:span text:style-name="T120">7)</text:span></text:p>
      <text:p text:style-name="P26"><text:span text:style-name="T70">S</text:span><text:span text:style-name="T71">copo</text:span><text:span text:style-name="T69">: </text:span><text:span text:style-name="T77">Testare il corretto funzionamento d</text:span><text:span text:style-name="T98">ella </text:span><text:span text:style-name="T114">funzione</text:span><text:span text:style-name="T129"> execute_line in particolare apertura in input </text:span><text:span text:style-name="T131">con un file dove non posso accedere in lettura</text:span></text:p>
      <text:p text:style-name="P49"><text:span text:style-name="T70">S</text:span><text:span text:style-name="T71">ituazione iniziale</text:span><text:span text:style-name="T74">:</text:span><text:span text:style-name="T75"> </text:span><text:span text:style-name="T132">Non importante </text:span></text:p>
      <text:p text:style-name="P72"><text:span text:style-name="T69">Altro: </text:span></text:p>
      <text:p text:style-name="P72"><text:span text:style-name="T69"><text:tab/>-</text:span><text:span text:style-name="T106"> Creo un file prova.txt con touch</text:span></text:p>
      <text:p text:style-name="P72"><text:span text:style-name="T106"><text:tab/>- Imposto i permessi cosi che non possa accedere in lettura con “chmod 000 </text:span><text:span text:style-name="T107">prova</text:span><text:span text:style-name="T106">.txt</text:span></text:p>
      <text:p text:style-name="P72"><text:soft-page-break/><text:span text:style-name="T106"/></text:p>
      <text:p text:style-name="P49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7"><text:s/></text:span><text:span text:style-name="T130">cat &lt;prova.txt</text:span></text:p>
      <text:p text:style-name="P69"><text:span text:style-name="T70">R</text:span><text:span text:style-name="T73">isultato atteso</text:span><text:span text:style-name="T115">: </text:span><text:span text:style-name="T119">Error in output = ”Open in input failed”</text:span></text:p>
      <text:p text:style-name="P45"><text:span text:style-name="T123"/></text:p>
      <text:p text:style-name="P62"><text:span text:style-name="T90">1</text:span><text:span text:style-name="T133">8</text:span><text:span text:style-name="T128">)</text:span></text:p>
      <text:p text:style-name="P27"><text:span text:style-name="T70">S</text:span><text:span text:style-name="T71">copo</text:span><text:span text:style-name="T69">: </text:span><text:span text:style-name="T77">Testare il corretto funzionamento d</text:span><text:span text:style-name="T98">ella </text:span><text:span text:style-name="T114">funzione</text:span><text:span text:style-name="T129"> execute_line in particolare apertura in </text:span><text:span text:style-name="T133">output</text:span></text:p>
      <text:p text:style-name="P50"><text:span text:style-name="T70">S</text:span><text:span text:style-name="T71">ituazione iniziale</text:span><text:span text:style-name="T74">:</text:span><text:span text:style-name="T75"> </text:span><text:span text:style-name="T130">Non deve esistere il file prova.txt</text:span></text:p>
      <text:p text:style-name="P50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7"><text:s/></text:span><text:span text:style-name="T134">echo a &gt;</text:span><text:span text:style-name="T130">prova.txt</text:span></text:p>
      <text:p text:style-name="P68"><text:span text:style-name="T70">R</text:span><text:span text:style-name="T73">isultato atteso</text:span><text:span text:style-name="T115">: </text:span><text:span text:style-name="T121">Il file nonostante non esiste viene creato e a viene scritto al suo interno</text:span></text:p>
      <text:p text:style-name="P68"><text:span text:style-name="T119"/></text:p>
      <text:p text:style-name="P70"><text:span text:style-name="T119">1</text:span><text:span text:style-name="T122">9</text:span><text:span text:style-name="T120">)</text:span></text:p>
      <text:p text:style-name="P27"><text:span text:style-name="T70">S</text:span><text:span text:style-name="T71">copo</text:span><text:span text:style-name="T69">: </text:span><text:span text:style-name="T77">Testare il corretto funzionamento d</text:span><text:span text:style-name="T98">ella </text:span><text:span text:style-name="T114">funzione</text:span><text:span text:style-name="T129"> execute_line in particolare apertura in </text:span><text:span text:style-name="T135">output</text:span><text:span text:style-name="T129"> </text:span><text:span text:style-name="T131">con un file dove non posso accedere in </text:span><text:span text:style-name="T135">scrittura</text:span></text:p>
      <text:p text:style-name="P50"><text:span text:style-name="T70">S</text:span><text:span text:style-name="T71">ituazione iniziale</text:span><text:span text:style-name="T74">:</text:span><text:span text:style-name="T75"> </text:span><text:span text:style-name="T132">Non importante </text:span></text:p>
      <text:p text:style-name="P73"><text:span text:style-name="T69">Altro: </text:span></text:p>
      <text:p text:style-name="P73"><text:span text:style-name="T69"><text:tab/>-</text:span><text:span text:style-name="T106"> Creo un file prova.txt con touch</text:span></text:p>
      <text:p text:style-name="P73"><text:span text:style-name="T106"><text:tab/>- Imposto i permessi cosi che non possa accedere in </text:span><text:span text:style-name="T108">scrittura</text:span><text:span text:style-name="T106"> con “chmod 000 </text:span><text:span text:style-name="T107">prova</text:span><text:span text:style-name="T106">.txt</text:span></text:p>
      <text:p text:style-name="P73"><text:span text:style-name="T106"/></text:p>
      <text:p text:style-name="P50"><text:span text:style-name="T70">L</text:span><text:span text:style-name="T71">inea/</text:span><text:span text:style-name="T72">e</text:span><text:span text:style-name="T71"> inviata da microbash</text:span><text:span text:style-name="T78">: </text:span><text:span text:style-name="T87"><text:s/></text:span><text:span text:style-name="T137">echo a</text:span><text:span text:style-name="T130"> </text:span><text:span text:style-name="T137">&gt;</text:span><text:span text:style-name="T130">prova.txt</text:span></text:p>
      <text:p text:style-name="P51"><text:span text:style-name="T70">R</text:span><text:span text:style-name="T73">isultato atteso</text:span><text:span text:style-name="T78">: </text:span><text:span text:style-name="T136">Error in output =</text:span><text:span text:style-name="T78"> </text:span>“Open in output Failed”</text:p>
      <text:p text:style-name="P51"/>
      <text:p text:style-name="P63">Tutto il resto non testato dipende principalmente da errori di sist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8T21:45:00.875000000</meta:creation-date>
    <meta:generator>Trio_Office/6.2.8.2$Windows_x86 LibreOffice_project/</meta:generator>
    <dc:date>2024-12-18T23:16:06.970000000</dc:date>
    <meta:editing-duration>PT1H10M4S</meta:editing-duration>
    <meta:editing-cycles>63</meta:editing-cycles>
    <meta:document-statistic meta:table-count="0" meta:image-count="0" meta:object-count="0" meta:page-count="3" meta:paragraph-count="108" meta:word-count="882" meta:character-count="5815" meta:non-whitespace-character-count="5003"/>
  </office:meta>
</office:document-meta>
</file>